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qua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sab</text:p>
          </table:table-cell>
          <table:table-cell table:style-name="ce1"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</table:table-row>
        <table:table-row table:style-name="ro1"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</table:table-row>
        <table:table-row table:style-name="ro1"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  <table:table-cell office:value-type="string" calcext:value-type="string">
            <text:p>NNFS</text:p>
          </table:table-cell>
          <table:table-cell office:value-type="string" calcext:value-type="string">
            <text:p>DP with 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06:07:20.313674848</meta:creation-date>
    <dc:date>2021-06-26T06:52:45.761658556</dc:date>
    <meta:editing-duration>PT35M15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